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2"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3" style:family="paragraph" style:parent-style-name="Heading_20_1">
      <style:paragraph-properties fo:margin-left="0cm" fo:margin-right="0cm" fo:margin-top="0.794cm" fo:margin-bottom="0cm" loext:contextual-spacing="false" fo:line-height="125%"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4" style:family="paragraph" style:parent-style-name="Heading_20_1">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8pt" fo:letter-spacing="normal" fo:font-style="normal" fo:font-weight="normal"/>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P7"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pple-system" fo:font-size="10.5pt" fo:letter-spacing="normal" fo:font-style="normal" fo:font-weight="normal"/>
    </style:style>
    <style:style style:name="P8"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172b4d" style:font-name="apple-system" fo:font-size="10.5pt" fo:letter-spacing="normal" fo:font-style="normal" fo:font-weight="normal"/>
    </style:style>
    <style:style style:name="T1" style:family="text">
      <style:text-properties fo:color="#00000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3" text:outline-level="1"><text:bookmark text:name="Gitдляновичка-Глава1.Первоезнакомство"/>Глава 1. Первое знакомство</text:h>
      <text:p text:style-name="P1"><text:span text:style-name="T1">Представьте, что у вас есть каталог Work, в котором будет происходить вся ваша работа. Мы будем называть его рабочим каталогом. В нём лежит текстовый файл document.txt. Вы изо дня в день работаете с этим файлом, добавляете в него новый текст, старый/ненужный удаляете, что-то изменяете. Внезапно вам потребовался текст, который вы пару дней назад удалили. Что делать? Если вы не используете СКВ (систему контроля версий), то удалённый ранее текст не восстановить. При использовании СКВ - это не проблема.</text:span> </text:p>
      <text:p text:style-name="P2">Как это работает. В любой момент вы можете отправить свой файл в СКВ и она его запомнит. Это называется “закоммитить файл” (команда commit). Если вы делаете такие коммиты после любых важных изменений файла, то внутри СКВ образуется целая куча копий этого файла (разных его версий). Вы не увидите эти копии в вашем каталоге Work - там, по-прежнему будет лежать лишь один файл, но все его копии, которые вы коммитили, можно будет достать при необходимости из СКВ. Вы сможете посмотреть список всех версий вашего файла. Для каждой версии сможете посмотреть те строки, которые вы в ней поменяли. Очень удобно, не правда ли?</text:p>
      <text:p text:style-name="P2">Предположим, вы меняете свой файл и даже сделали несколько коммитов этого файла. СКВ запомнила закоммиченные версии файла. (Для краткости будем называть закоммиченную версию файла просто “коммитом”) Теперь выполним команду push. Она отсылает ваши коммиты на сервер. Тут две главные цели:</text:p>
      <text:list xml:id="list2867156842" text:style-name="L1">
        <text:list-item>
          <text:p text:style-name="P5">Сохранность (если у вас испортится компьютер, то вся история изменения вашего файла останется на сервере)</text:p>
        </text:list-item>
        <text:list-item>
          <text:p text:style-name="P5">Возможность одновременной работы над одним файлом нескольких людей.</text:p>
        </text:list-item>
      </text:list>
      <text:p text:style-name="P2">Как выглядит эта одновременная работа? У других сотрудников на компьютере тоже есть папка Work и в ней тоже есть файл document.txt. Если вы отредактировали файл, сделали коммит и пуш, то ваши изменения попали на сервер. Если потом другой человек выполнит команду pull, то с сервера скачаются ваши изменения и человек увидит их в своём файле.</text:p>
      <text:p text:style-name="P2">Таким образом над одним и тем же файлом могут работать сразу несколько сотрудников. Периодически забирая себе изменения других людей (pull), а также внося свои изменения, коммитя их (commit), и отсылая на сервер (push). Оттуда их смогут забрать другие сотрудники.</text:p>
      <text:p text:style-name="P2">Интересно, что команда pull скачивает с сервера не только самую последнюю версию файла, но и все предыдущие версии, которые кто-либо коммитил. То есть, все коммиты другого человека будут храниться не только на его компьютере, но теперь и на вашем тоже. Благодаря этому можно просмотреть всю историю изменения файла: кто, когда и какие строчки в нём менял.</text:p>
      <text:p text:style-name="P1"><text:span text:style-name="T1">В качестве системы контроля версий мы используем программу Git. Для просмотра истории изменения файла Git не обращается к серверу, он просто показывает все версии файла, которые уже </text:span><text:soft-page-break/><text:span text:style-name="T1">хранятся на вашем компьютере. Версии файла изменённые другими людьми попадают на ваш компьютер после команды pull.</text:span></text:p>
      <text:p text:style-name="P2">Подведём итоги.</text:p>
      <text:list xml:id="list1293821961" text:style-name="L2">
        <text:list-item>
          <text:p text:style-name="P6">Мы доверили Git’у следить за нашей рабочей папкой.</text:p>
        </text:list-item>
        <text:list-item>
          <text:p text:style-name="P6">В папке есть текстовый файл, в котором идёт работа.</text:p>
        </text:list-item>
        <text:list-item>
          <text:p text:style-name="P6">Периодически мы забираем изменения других сотрудников в этом файле (команда pull).</text:p>
        </text:list-item>
        <text:list-item>
          <text:p text:style-name="P6">А также мы сами меняем этот файл и делаем коммиты, позволяя Git’у запомнить новую версию файла. Потом мы отправляем наши коммиты на сервер (команда push). Отправлять можно, как один коммит, так и сразу пачкой. Но лучше пушить почаще, чтобы сотрудники видели актуальную версию файла. Другое дело, если работа не закончена - такую “неготовую” версию файла пушить, конечно, не стоит. Ведь вы создадите неудобства другим сотрудникам.</text:p>
        </text:list-item>
      </text:list>
      <text:p text:style-name="P2">Убедитесь, что вы чётко поняли разницу между изменением файла, его коммитом и его “пушем”.</text:p>
      <text:p text:style-name="P2">Поздравляем! Вы познакомились с основными возможностями системы контроля версий Git!  Обратите внимание, мы специально не описываем, как вызывать команды Git. Потому что есть несколько Git-клиентов с разным интерфейсом. Чуть позже вы выберите один из них и изучите его интерфейс. А сейчас мы просто рассказываем о том, какие есть команды и что они делают.</text:p>
      <text:p text:style-name="Standard"/>
      <text:h text:style-name="P3" text:outline-level="1"><text:bookmark text:name="Gitдляновичка-Глава2.Удалённыйрепозиторий,которыйниктонеудалял"/>Глава 2. Удалённый репозиторий, который никто не удалял</text:h>
      <text:p text:style-name="P2">То, куда Git сохраняет ваш файл после каждого коммита, называют локальным репозиторием. Он находится на вашем компьютере (потому и “локальный”). Выше мы говорили, что команда push посылает ваши коммиты на сервер. Так вот, в Git не очень правильно говорить “сервер”- правильнее называть это “удалённым репозиторием”. “Удалённый” - не потому, что его кто-то удалил, а потому, что он далеко (не у вас на компьютере). В нашем случае удалённый репозиторий находится на сайте GitHub. По своей структуре, удалённый репозиторий - это точно такой же репозиторий, как у вас на компьютере. Он так же хранит коммиты. Команда push посылает коммиты из вашего локального репозитория в удалённый, а pull наоборот - забирает новые коммиты из удалённого репозитория в ваш локальный. Откуда в удалённом репозитории взялись новые коммиты? Их туда запушили другие сотрудники.</text:p>
      <text:p text:style-name="P2">Писать каждый раз “удалённый репозиторий” слишком долго. В Git удалённый репозиторий называют origin. Такова традиция. Дальше мы для краткости будем использовать термин “origin” вместо термина “удалённый репозиторий”.</text:p>
      <text:p text:style-name="P2"/>
      <text:h text:style-name="P4" text:outline-level="1"><text:bookmark text:name="Gitдляновичка-Глава3.Углубляемсявдетали"/><text:soft-page-break/>Глава 3. Углубляемся в детали</text:h>
      <text:p text:style-name="P2">Постепенно будем углубляться в важные технические детали. Их довольно много, но понимание логики работы Git вам очень пригодится в работе. Так что, наберитесь терпения.)</text:p>
      <text:p text:style-name="P2">Конечно, работа в вашем рабочем каталоге обычно ведётся не в одном файле, а в нескольких. Git позволяет работать с любым количеством файлов внутри вашего рабочего каталога, а также внутри каталогов, вложенных в него.</text:p>
      <text:p text:style-name="P2">Каждый коммит может запоминать изменения сразу в нескольких файлах. Хорошая практика - в один коммит включать только те изменения, которые логически связаны между собой. Не комитьте одной пачкой кучу разнородных изменений - в такой истории изменений будет трудно разобраться и вам и другим сотрудникам.</text:p>
      <text:p text:style-name="P1"><text:span text:style-name="T1">Если вы добавили в ваш рабочий каталог новый файл и хотите, чтобы его тоже можно было коммитить (и чтобы его увидели другие сотрудники), то вам нужно самому добавить файл под контроль Git. Это делает команда add. Пока вы этого не сделали, Git не будет включать в коммиты ваш новый файл. Можно создавать подкаталоги в рабочем каталоге. Файлы расположенные в них добавляются под контроль Git также командой add.</text:span></text:p>
      <text:p text:style-name="P2">Итого, важно понять, что часть файлов в вашем рабочем каталоге может находиться под контролем Git, а часть - нет (например, логи). Следить за этим и добавлять новые файлы под контроль Git - ваша задача.</text:p>
      <text:p text:style-name="P1"><text:span text:style-name="T1">Кстати, а откуда ваш рабочий каталог вообще изначально возьмётся на вашем компьютере? Он там появится после того, как вы заберёте его с сервера (команда clone).</text:span></text:p>
      <text:p text:style-name="P2">При каждом коммите нужно будет вводить комментарий, в котором кратко, но информативно описывать - какие изменения вы сейчас коммитите.</text:p>
      <text:p text:style-name="P2">Git может вам показать список файлов, которые вы изменили с момента предыдущего коммита. Вы не обязаны коммитить их все сразу. Можете выбрать группу файлов, изменения в которых логически связаны и закоммитить их. Потом выбрать другую группу файлов - сделать ещё один коммит и так далее. Разбиение коммитов на логичные порции - очень важно.</text:p>
      <text:p text:style-name="P1"><text:span text:style-name="T1">Перед тем, как сделать push (посылка коммитов в удалённый репозиторий origin), нужно обязательно сначала сделать pull (забрать последние изменения других людей, которые они запушили в origin). Если этого не сделать, система не даст вам выполнить push (появится сообщение об ошибке). Когда узнаете больше об особенностях работы Git, вы поймёте почему так происходит, а пока просто запомните это правило.</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 Ubuntu,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9-01-11T13:22:15.777000000</dc:date>
    <meta:editing-duration>PT37S</meta:editing-duration>
    <meta:editing-cycles>3</meta:editing-cycles>
    <meta:document-statistic meta:table-count="0" meta:image-count="0" meta:object-count="0" meta:page-count="3" meta:paragraph-count="30" meta:word-count="1131" meta:character-count="7432" meta:non-whitespace-character-count="6335"/>
  </office:meta>
</office:document-meta>
</file>